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0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2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eaa13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50815a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485a96" officeooo:paragraph-rsid="0050815a" style:font-size-asian="8pt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50815a" style:font-size-asian="8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402685"/>
    </style:style>
    <style:style style:name="P23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5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fo:font-weight="bold" officeooo:rsid="0018cd82" style:font-size-asian="10pt" style:font-weight-asian="bold" style:font-name-complex="Arial" style:font-size-complex="10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50815a" officeooo:paragraph-rsid="0050815a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50815a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4eaa13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1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2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34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50815a" style:font-size-asian="10pt" style:font-name-complex="Arial"/>
    </style:style>
    <style:style style:name="P35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49de29" style:font-size-asian="10pt" style:font-name-complex="Arial" style:font-size-complex="10pt"/>
    </style:style>
    <style:style style:name="P3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38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4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4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3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fo:color="#333333" fo:font-size="8pt" style:font-size-asian="8pt" style:font-style-complex="italic"/>
    </style:style>
    <style:style style:name="T2" style:family="text">
      <style:text-properties fo:color="#333333" fo:font-size="8pt" officeooo:rsid="00146797" style:font-size-asian="8pt" style:font-style-complex="italic"/>
    </style:style>
    <style:style style:name="T3" style:family="text">
      <style:text-properties fo:color="#333333" fo:font-size="8pt" style:font-size-asian="8pt" style:font-size-complex="10pt"/>
    </style:style>
    <style:style style:name="T4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5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7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9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eaa13" style:font-size-asian="8pt" style:font-style-asian="italic" style:font-style-complex="italic"/>
    </style:style>
    <style:style style:name="T11" style:family="text">
      <style:text-properties fo:color="#333333" style:font-name="Arial" fo:font-size="8pt" fo:language="fr" fo:country="FR" fo:font-style="italic" officeooo:rsid="004eaa13" style:font-size-asian="8pt" style:font-style-asian="italic" style:font-name-complex="Arial" style:font-size-complex="10pt" style:font-style-complex="italic"/>
    </style:style>
    <style:style style:name="T12" style:family="text">
      <style:text-properties fo:color="#333333" style:font-name="Arial" fo:font-size="8pt" fo:language="fr" fo:country="FR" fo:font-style="italic" officeooo:rsid="0022a3fa" style:font-size-asian="8pt" style:font-style-asian="italic" style:font-name-complex="Arial" style:font-size-complex="10pt" style:font-style-complex="italic"/>
    </style:style>
    <style:style style:name="T13" style:family="text">
      <style:text-properties fo:color="#333333" style:font-name="Arial" fo:font-size="8pt" fo:language="fr" fo:country="FR" fo:font-style="italic" officeooo:rsid="0050815a" style:font-size-asian="8pt" style:font-style-asian="italic" style:font-name-complex="Arial" style:font-size-complex="10pt" style:font-style-complex="italic"/>
    </style:style>
    <style:style style:name="T14" style:family="text">
      <style:text-properties fo:font-weight="bold" officeooo:rsid="0018cd82" style:font-weight-asian="bold" style:font-weight-complex="bold"/>
    </style:style>
    <style:style style:name="T15" style:family="text">
      <style:text-properties fo:font-weight="bold" officeooo:rsid="003b3abd" style:font-weight-asian="bold" style:font-weight-complex="bold"/>
    </style:style>
    <style:style style:name="T16" style:family="text">
      <style:text-properties fo:font-weight="bold" officeooo:rsid="003b48af" style:font-weight-asian="bold" style:font-weight-complex="bold"/>
    </style:style>
    <style:style style:name="T17" style:family="text">
      <style:text-properties fo:font-size="10pt" fo:font-style="italic" style:font-size-asian="10pt" style:font-style-asian="italic"/>
    </style:style>
    <style:style style:name="T18" style:family="text">
      <style:text-properties fo:font-size="10pt" fo:font-weight="bold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3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4" style:family="text">
      <style:text-properties fo:font-size="10pt" fo:font-weight="bold" officeooo:rsid="0052ca9d" style:font-size-asian="10pt" style:font-weight-asian="bold" style:font-style-complex="italic" style:font-weight-complex="bold"/>
    </style:style>
    <style:style style:name="T25" style:family="text">
      <style:text-properties fo:font-size="10pt" fo:font-weight="bold" style:font-size-asian="10pt" style:font-weight-asian="bold" style:font-weight-complex="bold"/>
    </style:style>
    <style:style style:name="T26" style:family="text">
      <style:text-properties fo:font-size="10pt" fo:font-weight="bold" officeooo:rsid="0018cd82" style:font-size-asian="10pt" style:font-weight-asian="bold" style:font-weight-complex="bold"/>
    </style:style>
    <style:style style:name="T27" style:family="text">
      <style:text-properties fo:font-size="10pt" fo:font-weight="bold" officeooo:rsid="001ee2f9" style:font-size-asian="10pt" style:font-weight-asian="bold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30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3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4" style:family="text">
      <style:text-properties fo:font-size="10pt" fo:font-style="normal" fo:font-weight="bold" officeooo:rsid="001ee2f9" style:font-size-asian="10pt" style:font-style-asian="normal" style:font-weight-asian="bold" style:font-style-complex="normal" style:font-weight-complex="bold"/>
    </style:style>
    <style:style style:name="T35" style:family="text">
      <style:text-properties style:font-size-complex="10pt"/>
    </style:style>
    <style:style style:name="T36" style:family="text">
      <style:text-properties officeooo:rsid="00146797" style:font-size-complex="10pt"/>
    </style:style>
    <style:style style:name="T37" style:family="text">
      <style:text-properties officeooo:rsid="0014d1a1" style:font-size-complex="10pt"/>
    </style:style>
    <style:style style:name="T38" style:family="text">
      <style:text-properties officeooo:rsid="0018cd82"/>
    </style:style>
    <style:style style:name="T39" style:family="text">
      <style:text-properties fo:font-weight="normal" officeooo:rsid="002d37af" style:font-weight-asian="normal" style:font-weight-complex="normal"/>
    </style:style>
    <style:style style:name="T40" style:family="text">
      <style:text-properties fo:font-weight="normal" officeooo:rsid="0049de29" style:font-weight-asian="normal" style:font-weight-complex="normal"/>
    </style:style>
    <style:style style:name="T41" style:family="text">
      <style:text-properties fo:font-weight="normal" officeooo:rsid="003b48af" style:font-weight-asian="normal" style:font-weight-complex="normal"/>
    </style:style>
    <style:style style:name="T42" style:family="text">
      <style:text-properties officeooo:rsid="0018e119"/>
    </style:style>
    <style:style style:name="T43" style:family="text">
      <style:text-properties style:font-name="Arial" fo:font-size="10pt" fo:language="fr" fo:country="FR" style:font-size-asian="10pt" style:font-name-complex="Arial" style:font-size-complex="10pt"/>
    </style:style>
    <style:style style:name="T44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49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50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51" style:family="text">
      <style:text-properties style:font-name="Arial" fo:font-size="10pt" fo:language="fr" fo:country="FR" officeooo:rsid="004eaa13" style:font-size-asian="10pt" style:font-name-complex="Arial" style:font-size-complex="10pt"/>
    </style:style>
    <style:style style:name="T52" style:family="text">
      <style:text-properties style:font-name="Arial" fo:font-size="10pt" fo:language="fr" fo:country="FR" officeooo:rsid="00525436" style:font-size-asian="10pt" style:font-name-complex="Arial" style:font-size-complex="10pt"/>
    </style:style>
    <style:style style:name="T53" style:family="text">
      <style:text-properties style:font-name="Arial" fo:font-size="10pt" fo:language="fr" fo:country="FR" officeooo:rsid="005ff28f" style:font-size-asian="10pt" style:font-name-complex="Arial" style:font-size-complex="10pt"/>
    </style:style>
    <style:style style:name="T54" style:family="text">
      <style:text-properties style:font-name="Arial" fo:font-size="10pt" fo:language="fr" fo:country="FR" officeooo:rsid="0060edb0" style:font-size-asian="10pt" style:font-name-complex="Arial" style:font-size-complex="10pt"/>
    </style:style>
    <style:style style:name="T55" style:family="text">
      <style:text-properties style:font-name="Arial" fo:font-size="10pt" fo:language="fr" fo:country="FR" officeooo:rsid="00615fcc" style:font-size-asian="10pt" style:font-name-complex="Arial" style:font-size-complex="10pt"/>
    </style:style>
    <style:style style:name="T56" style:family="text">
      <style:text-properties style:font-name="Arial" fo:font-size="10pt" fo:language="fr" fo:country="FR" officeooo:rsid="00625c19" style:font-size-asian="10pt" style:font-name-complex="Arial" style:font-size-complex="10pt"/>
    </style:style>
    <style:style style:name="T57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style-complex="italic" style:font-weight-complex="bold"/>
    </style:style>
    <style:style style:name="T58" style:family="text">
      <style:text-properties style:font-name="Arial" fo:font-size="10pt" fo:language="fr" fo:country="FR" fo:font-weight="bold" officeooo:rsid="0050815a" style:font-size-asian="10pt" style:font-weight-asian="bold" style:font-name-complex="Arial" style:font-size-complex="10pt" style:font-style-complex="italic" style:font-weight-complex="bold"/>
    </style:style>
    <style:style style:name="T59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60" style:family="text">
      <style:text-properties style:font-name="Arial" fo:font-size="10pt" fo:language="fr" fo:country="FR" fo:font-style="normal" fo:font-weight="bold" officeooo:rsid="0057ec62" style:font-size-asian="10pt" style:font-style-asian="normal" style:font-weight-asian="bold" style:font-name-complex="Arial" style:font-size-complex="10pt" style:font-style-complex="normal" style:font-weight-complex="bold"/>
    </style:style>
    <style:style style:name="T61" style:family="text">
      <style:text-properties fo:font-style="normal" officeooo:rsid="0018cd82" style:font-style-asian="normal" style:font-style-complex="normal"/>
    </style:style>
    <style:style style:name="T62" style:family="text">
      <style:text-properties officeooo:rsid="00348c2c"/>
    </style:style>
    <style:style style:name="T63" style:family="text">
      <style:text-properties officeooo:rsid="0049de29"/>
    </style:style>
    <style:style style:name="T64" style:family="text">
      <style:text-properties officeooo:rsid="004eaa13"/>
    </style:style>
    <style:style style:name="T65" style:family="text">
      <style:text-properties officeooo:rsid="0058fcc6"/>
    </style:style>
    <style:style style:name="T66" style:family="text">
      <style:text-properties officeooo:rsid="005d74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8">+33 (0)6 26 05 75 41</text:p>
            <text:p text:style-name="P7"><text:a xlink:type="simple" xlink:href="mailto:pierre@mourlanne.com" text:style-name="Internet_20_link" text:visited-style-name="Visited_20_Internet_20_Link"><text:span text:style-name="T42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42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42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42">http://gitlab.com/pmourlanne</text:span></text:a></text:p>
          </table:table-cell>
        </table:table-row>
      </table:table>
      <text:p text:style-name="P7"/>
      <text:p text:style-name="P24"/>
      <text:p text:style-name="P24">Expérience Professionnelle</text:p>
      <text:p text:style-name="P10"/>
      <text:p text:style-name="P22"><text:span text:style-name="T13">Oct</text:span><text:span text:style-name="T11">. 1</text:span><text:span text:style-name="T13">9</text:span><text:span text:style-name="T12"> – </text:span><text:span text:style-name="T13">Présent</text:span><text:span text:style-name="T59"><text:tab/></text:span><text:span text:style-name="T60">Lead Software Engineer</text:span><text:span text:style-name="T57">, </text:span><text:span text:style-name="T58">Hokodo</text:span></text:p>
      <text:list xml:id="list281375074" text:style-name="L1">
        <text:list-item>
          <text:p text:style-name="P26"><text:span text:style-name="T49">C</text:span><text:span text:style-name="T43">onception et développement de nouveaux produits </text:span><text:span text:style-name="T52">dans un contexte start-up : agilité, haute vélocité </text:span><text:span text:style-name="T53">et croissance. </text:span><text:span text:style-name="T54">Leader technique, en premi</text:span><text:span text:style-name="T55">è</text:span><text:span text:style-name="T54">re ligne </text:span><text:span text:style-name="T55">pour mener à bien un pivot du business, l’embauche de nouveaux développeurs, et la gestion d’un trafic multiplié par </text:span><text:span text:style-name="T56">mille</text:span><text:span text:style-name="T55"> en trois ans</text:span></text:p>
        </text:list-item>
      </text:list>
      <text:p text:style-name="P19"/>
      <text:p text:style-name="P16"><text:span text:style-name="T10">Nov. 18</text:span><text:span text:style-name="T7"> – </text:span><text:span text:style-name="T10">Oct. 19</text:span><text:span text:style-name="T17"><text:tab/></text:span><text:span text:style-name="T34">Ingénieur en développement Web, PeopleDoc</text:span></text:p>
      <text:list xml:id="list84043563909734" text:continue-numbering="true" text:style-name="L1">
        <text:list-item>
          <text:p text:style-name="P27"><text:span text:style-name="T49">Développement </text:span><text:span text:style-name="T51">de nouvelles fonctionnalités sur une plateforme Python / Django utilisée par des millions d’utilisateurs à travers le monde. DevOps dans un environnement à haute disponibilit</text:span><text:span text:style-name="T49">é</text:span></text:p>
        </text:list-item>
      </text:list>
      <text:p text:style-name="P21"/>
      <text:p text:style-name="P15"><text:span text:style-name="T9">Oct</text:span><text:span text:style-name="T7">. </text:span><text:span text:style-name="T9">15</text:span><text:span text:style-name="T7"> – </text:span><text:span text:style-name="T10">Sept. 18</text:span><text:span text:style-name="T17"><text:tab/></text:span><text:span text:style-name="T32">Ingénieur en développement </text:span><text:span text:style-name="T33">W</text:span><text:span text:style-name="T32">eb</text:span><text:span text:style-name="T18">, </text:span><text:span text:style-name="T23">Quividi</text:span><text:span text:style-name="T25">, </text:span><text:span text:style-name="T27">Paris</text:span></text:p>
      <text:list xml:id="list84044560111733" text:continue-numbering="true" text:style-name="L1">
        <text:list-item>
          <text:p text:style-name="P28"><text:span text:style-name="T49">Développement</text:span><text:span text:style-name="T47"> d'un back office Python / Django. Développement d'une solution </text:span><text:span text:style-name="T46">d'</text:span><text:span text:style-name="T47">analytics </text:span><text:span text:style-name="T45">avec Elasticsearch pour </text:span><text:span text:style-name="T49">requéter</text:span><text:span text:style-name="T45"> </text:span><text:span text:style-name="T50">10</text:span><text:span text:style-name="T45">TO de données. Administration </text:span><text:span text:style-name="T48">d'un parc d'une vingtaine de machines</text:span><text:span text:style-name="T45">, notamment avec Ansible</text:span></text:p>
        </text:list-item>
      </text:list>
      <text:p text:style-name="P20"/>
      <text:p text:style-name="P17"><text:span text:style-name="T7">Sept. 14 –</text:span><text:span text:style-name="T8"> Oct. 15</text:span><text:span text:style-name="T7"> </text:span><text:span text:style-name="T17"><text:tab/></text:span><text:span text:style-name="T32">Ingénieur en développement </text:span><text:span text:style-name="T33">W</text:span><text:span text:style-name="T32">eb</text:span><text:span text:style-name="T18">, </text:span><text:span text:style-name="T22">Homeloc</text:span><text:span text:style-name="T25">, </text:span><text:span text:style-name="T27">Paris</text:span></text:p>
      <text:list xml:id="list84044424868986" text:continue-numbering="true" text:style-name="L1">
        <text:list-item>
          <text:p text:style-name="P29"><text:span text:style-name="T44">D</text:span><text:span text:style-name="T43">éveloppement de sites Web, de solutions de gestions de locations et de centrales de réservations. Outils utilisés : Django, Python, PostgreSQL, Elasticsearch</text:span></text:p>
        </text:list-item>
      </text:list>
      <text:p text:style-name="P14"/>
      <text:p text:style-name="P14"><text:span text:style-name="T6">Avril 14 – Sept. 14</text:span><text:span text:style-name="T17"><text:tab/></text:span><text:span text:style-name="T20">Stagiaire</text:span><text:span text:style-name="T18">, </text:span><text:span text:style-name="T21">Gymglish</text:span><text:span text:style-name="T25">, </text:span><text:span text:style-name="T27">Paris</text:span></text:p>
      <text:list xml:id="list834562392" text:style-name="WW8Num18">
        <text:list-item>
          <text:p text:style-name="P30">Développement <text:span text:style-name="T66">Python et</text:span> administration système <text:span text:style-name="T66">pour une start-up</text:span></text:p>
        </text:list-item>
      </text:list>
      <text:p text:style-name="P13"/>
      <text:p text:style-name="P13"><text:span text:style-name="T5">Février 13 – Août 13</text:span><text:span text:style-name="T17"><text:tab/></text:span><text:span text:style-name="T20">Stagiaire</text:span><text:span text:style-name="T18">, </text:span><text:span text:style-name="T20">Sketchfab</text:span><text:span text:style-name="T25">, </text:span><text:span text:style-name="T26">Paris</text:span></text:p>
      <text:list xml:id="list84044739683890" text:continue-numbering="true" text:style-name="WW8Num18">
        <text:list-item>
          <text:p text:style-name="P31">Développement <text:span text:style-name="T65">fullstack</text:span> pour une start-up</text:p>
        </text:list-item>
      </text:list>
      <text:p text:style-name="P18"/>
      <text:p text:style-name="P13"><text:span text:style-name="T4">Août 12 – Janvier 13</text:span><text:span text:style-name="T17"><text:tab/></text:span><text:span text:style-name="T20">Stagiaire</text:span><text:span text:style-name="T18">, </text:span><text:span text:style-name="T20">SECLAB UCSB, Santa Barbara, États-Unis</text:span></text:p>
      <text:list xml:id="list84045203850938" text:continue-numbering="true" text:style-name="WW8Num18">
        <text:list-item>
          <text:p text:style-name="P32">Travaux de recherche dans un laboratoire de sécurité informatique <text:span text:style-name="T62">menant à une publication </text:span><text:a xlink:type="simple" xlink:href="https://www.usenix.org/node/190847" text:style-name="Internet_20_link" text:visited-style-name="Visited_20_Internet_20_Link"><text:span text:style-name="T62">USENIX</text:span></text:a></text:p>
        </text:list-item>
      </text:list>
      <text:h text:style-name="P39" text:outline-level="2">Projets</text:h>
      <text:p text:style-name="P33"/>
      <text:p text:style-name="P36"><text:a xlink:type="simple" xlink:href="https://github.com/pmourlanne/fiqs" text:style-name="Internet_20_link" text:visited-style-name="Visited_20_Internet_20_Link"><text:span text:style-name="T16">fiqs</text:span></text:a><text:span text:style-name="T41"><text:tab/>Client Python pour Elasticsearch</text:span></text:p>
      <text:p text:style-name="P37"><text:a xlink:type="simple" xlink:href="http://37tub.es/" text:style-name="Internet_20_link" text:visited-style-name="Visited_20_Internet_20_Link"><text:span text:style-name="T15">37Tubes</text:span></text:a> <text:tab/><text:span text:style-name="T64">Soundboard du « Dîner de cons »</text:span></text:p>
      <text:h text:style-name="P40" text:outline-level="2"/>
      <text:h text:style-name="P40" text:outline-level="2">Formation</text:h>
      <text:h text:style-name="P38" text:outline-level="2"/>
      <text:p text:style-name="P9"><text:span text:style-name="T1">2010 – </text:span><text:span text:style-name="T2">2014</text:span><text:span text:style-name="T17"><text:tab/></text:span><text:span text:style-name="T19">Diplôme d'Ingénieur de </text:span><text:span text:style-name="T24">CentraleSupélec, Rennes</text:span></text:p>
      <text:list xml:id="list2002961997" text:style-name="WW8Num14">
        <text:list-item>
          <text:p text:style-name="P34"><text:span text:style-name="T36">Majeure</text:span><text:span text:style-name="T37"> </text:span><text:span text:style-name="T35">: </text:span><text:span text:style-name="T37">Systèmes d'Information Sécurisés</text:span></text:p>
        </text:list-item>
      </text:list>
      <text:p text:style-name="P5"/>
      <text:p text:style-name="P9"><text:span text:style-name="T3">2007 - 2010</text:span><text:span text:style-name="T31"><text:tab/></text:span><text:span text:style-name="T29">Classes </text:span><text:span text:style-name="T30">P</text:span><text:span text:style-name="T29">réparatoires aux </text:span><text:span text:style-name="T30">G</text:span><text:span text:style-name="T29">randes </text:span><text:span text:style-name="T30">É</text:span><text:span text:style-name="T29">coles</text:span><text:span text:style-name="T28"> – Lycée Clemenceau, Nantes</text:span></text:p>
      <text:list xml:id="list3277000127" text:style-name="WW8Num2">
        <text:list-item>
          <text:p text:style-name="P35">Options : Mathématiques et Physique</text:p>
        </text:list-item>
      </text:list>
      <text:h text:style-name="P41" text:outline-level="2"/>
      <text:h text:style-name="P42" text:outline-level="2">Compétences</text:h>
      <text:p text:style-name="P12"/>
      <text:p text:style-name="P12"><text:span text:style-name="T38">Informatique</text:span><text:tab/><text:tab/><text:span text:style-name="T39">Python, Django, Elasticsearch, SQL, </text:span><text:span text:style-name="T40">Ansible</text:span></text:p>
      <text:p text:style-name="P25"/>
      <text:p text:style-name="P11"><text:span text:style-name="T14">Anglais</text:span> <text:tab/><text:span text:style-name="T63">Maîtrise parfaite</text:span></text:p>
      <text:p text:style-name="P11"><text:span text:style-name="T14">Espagnol</text:span> <text:s text:c="2"/><text:tab/><text:span text:style-name="T38">Niveau scolaire</text:span></text:p>
      <text:p text:style-name="P23"/>
      <text:h text:style-name="P43" text:outline-level="2">Hobbies</text:h>
      <text:p text:style-name="P4"/>
      <text:p text:style-name="P6"><text:a xlink:type="simple" xlink:href="https://pmourlanne.wordpress.com/2016/06/11/lectures-de-lannee/" text:style-name="Internet_20_link" text:visited-style-name="Visited_20_Internet_20_Link"><text:span text:style-name="T61">Littérature anglophone</text:span></text:a><text:span text:style-name="T38">, </text:span><text:a xlink:type="simple" xlink:href="http://i.imgur.com/dBbxnCo.jpg" text:style-name="Internet_20_link" text:visited-style-name="Visited_20_Internet_20_Link"><text:span text:style-name="T38">Jeux de société</text:span></text:a><text:span text:style-name="T38">, </text:span><text:a xlink:type="simple" xlink:href="https://i.imgur.com/savOyoj.jpg" text:style-name="Internet_20_link" text:visited-style-name="Visited_20_Internet_20_Link"><text:span text:style-name="T38">MtG</text:span></text:a><text:span text:style-name="T38">, </text:span><text:a xlink:type="simple" xlink:href="https://scontent-cdt1-1.xx.fbcdn.net/v/t39.30808-6/287898821_442990330989354_3285030379207244349_n.jpg?_nc_cat=106&amp;ccb=1-7&amp;_nc_sid=0debeb&amp;_nc_ohc=CfjO4qUNyLEAX-Wi0kC&amp;_nc_ht=scontent-cdt1-1.xx&amp;oh=00_AT-O12x9LyUnhSDKSSNz2yaFueDXGANtY0Xv8n2ISNu-6Q&amp;oe=6324B8D2" text:style-name="Internet_20_link" text:visited-style-name="Visited_20_Internet_20_Link"><text:span text:style-name="T38">Arbitre L2 Mt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22-09-12T08:39:57.742551642</dc:date>
    <meta:editing-cycles>80</meta:editing-cycles>
    <meta:editing-duration>PT4H3M55S</meta:editing-duration>
    <meta:generator>LibreOffice/6.0.7.3$Linux_X86_64 LibreOffice_project/00m0$Build-3</meta:generator>
    <meta:document-statistic meta:table-count="1" meta:image-count="0" meta:object-count="0" meta:page-count="1" meta:paragraph-count="35" meta:word-count="296" meta:character-count="2131" meta:non-whitespace-character-count="1863"/>
    <meta:user-defined meta:name="Info 1"/>
    <meta:user-defined meta:name="Info 2"/>
    <meta:user-defined meta:name="Info 3"/>
    <meta:user-defined meta:name="Info 4"/>
  </office:meta>
</office:document-meta>
</file>